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.595cm" fo:margin-left="0cm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10.479cm"/>
    </style:style>
    <style:style style:name="Table1.C" style:family="table-column">
      <style:table-column-properties style:column-width="0.074cm"/>
    </style:style>
    <style:style style:name="Table1.D" style:family="table-column">
      <style:table-column-properties style:column-width="3.52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style:min-row-height="2.82cm" fo:keep-together="auto"/>
    </style:style>
    <style:style style:name="Table1.A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2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D2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ea83a" officeooo:paragraph-rsid="000ea83a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ea83a" officeooo:paragraph-rsid="000ea8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ea83a" officeooo:paragraph-rsid="000ea8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83a" officeooo:paragraph-rsid="000ea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a83a" officeooo:paragraph-rsid="000ea8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a8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paragraph-rsid="000ea83a"/>
    </style:style>
    <style:style style:name="P10" style:family="paragraph" style:parent-style-name="Text_20_body">
      <style:text-properties officeooo:rsid="000ea83a" officeooo:paragraph-rsid="000ea83a"/>
    </style:style>
    <style:style style:name="P11" style:family="paragraph" style:parent-style-name="Text_20_body" style:master-page-name="">
      <style:paragraph-properties style:page-number="auto"/>
      <style:text-properties officeooo:rsid="000ea83a" officeooo:paragraph-rsid="000ea83a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ea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116fdd"/>
    </style:style>
    <style:style style:name="T8" style:family="text">
      <style:text-properties officeooo:rsid="0013796a"/>
    </style:style>
    <number:number-style style:name="N20000" number:language="en" number:country="CA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P 2005</text:p>
      <text:p text:style-name="P10">Communication Log – Group 2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Commen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>Feb 24-28</text:p>
            <text:p text:style-name="P5"/>
            <text:p text:style-name="P5"/>
            <text:p text:style-name="P5">Feb 25</text:p>
            <text:p text:style-name="P5"/>
            <text:p text:style-name="P5"/>
            <text:p text:style-name="P5">March 2-6</text:p>
            <text:p text:style-name="P5"/>
            <text:p text:style-name="P5"/>
            <text:p text:style-name="P5">March 3</text:p>
            <text:p text:style-name="P5"/>
            <text:p text:style-name="P5"/>
            <text:p text:style-name="P5">March 5</text:p>
            <text:p text:style-name="P5"/>
            <text:p text:style-name="P5"/>
            <text:p text:style-name="P5"/>
            <text:p text:style-name="P5">March 5</text:p>
            <text:p text:style-name="P5"/>
            <text:p text:style-name="P5"/>
            <text:p text:style-name="P5">March 6</text:p>
            <text:p text:style-name="P5"/>
            <text:p text:style-name="P5"/>
            <text:p text:style-name="P5"/>
            <text:p text:style-name="P5">March 6</text:p>
          </table:table-cell>
          <table:table-cell table:style-name="Table1.B2" office:value-type="float" office:value="0">
            <text:p text:style-name="P6">Ongoing communication on Discord about responsibilities and dates for rough drafts</text:p>
            <text:p text:style-name="P6"/>
            <text:p text:style-name="P6">Had a brief group meeting to make sure all assigned tasks had been started </text:p>
            <text:p text:style-name="P6"/>
            <text:p text:style-name="P6">Ongoing communication on Discord and rough drafts uploaded to Github repo<text:span text:style-name="T7">sitory</text:span></text:p>
            <text:p text:style-name="P6"/>
            <text:p text:style-name="P6">Group met with Professor to discuss ways to improve on Iteration 1, and to discuss ideas for Iteration 2</text:p>
            <text:p text:style-name="P7"/>
            <text:p text:style-name="P9"><text:span text:style-name="T2">Group got together f</text:span><text:span text:style-name="T6">rom 2-6pm</text:span><text:span text:style-name="T2"> to work as a group on Iteration 2 requirements. Members worked on their own or in small groups to make sure all requirements were complete.</text:span></text:p>
            <text:p text:style-name="P8"><text:span text:style-name="T4"/></text:p>
            <text:p text:style-name="P7"><text:span text:style-name="T3">Andrew met with Professor to go over revised Domain Model to make sure the revision was done correctly.</text:span></text:p>
            <text:p text:style-name="P7"><text:span text:style-name="T3"/></text:p>
            <text:p text:style-name="P7"><text:span text:style-name="T3">Andrew went to Professors’ office hours to discuss our use cases and sequence diagrams. Also showed professor our Class Diagram to make sure we are on the right track.</text:span></text:p>
            <text:p text:style-name="P7"><text:span text:style-name="T3"/></text:p>
            <text:p text:style-name="P7"><text:span text:style-name="T3">Final group meeting of Iteration 2. All group members went over all Iteration 2 requirements to make sure everything was complete.</text:span></text:p>
          </table:table-cell>
          <table:table-cell table:style-name="Table1.B2">
            <text:p text:style-name="P4"/>
          </table:table-cell>
          <table:table-cell table:style-name="Table1.D2">
            <text:p text:style-name="P4"/>
          </table:table-cell>
        </table:table-row>
      </table:table>
      <text:p text:style-name="Standard"/>
      <text:p text:style-name="P1">Notes:</text:p>
      <text:p text:style-name="P1"/>
      <text:p text:style-name="P1">-No communication issues to report. All members have been active on Discord and have replied within 24 hours to requests/questions.</text:p>
      <text:p text:style-name="P1"/>
      <text:p text:style-name="P1">-All members have been attending group meetings regularly.</text:p>
      <text:p text:style-name="P1"/>
      <text:p text:style-name="P1">-Have had at least 1 group meeting every week to make sure our schedule is being followed and all work is being done by the appropriate group member.</text:p>
      <text:p text:style-name="P1"/>
      <text:p text:style-name="P1">-Coding has been done in group and individually both at school and at home. Github being used for code updates/changes using different branches and merging with master once review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13:58:53.937736857</meta:creation-date>
    <dc:date>2020-03-06T15:56:29.959932635</dc:date>
    <meta:editing-duration>PT1H45M4S</meta:editing-duration>
    <meta:editing-cycles>4</meta:editing-cycles>
    <meta:generator>LibreOffice/6.4.1.2$Linux_X86_64 LibreOffice_project/e1ad903d8acbc5f5b474f1d8ec3defef24b8c46b</meta:generator>
    <meta:document-statistic meta:table-count="1" meta:image-count="0" meta:object-count="0" meta:page-count="1" meta:paragraph-count="25" meta:word-count="263" meta:character-count="1541" meta:non-whitespace-character-count="1301"/>
  </office:meta>
</office:document-meta>
</file>